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57cm" fo:margin-left="0cm" fo:margin-right="6.443cm" table:align="margins"/>
    </style:style>
    <style:style style:name="Table1.A" style:family="table-column">
      <style:table-column-properties style:column-width="4.249cm" style:rel-column-width="26378*"/>
    </style:style>
    <style:style style:name="Table1.B" style:family="table-column">
      <style:table-column-properties style:column-width="2.021cm" style:rel-column-width="12548*"/>
    </style:style>
    <style:style style:name="Table1.C" style:family="table-column">
      <style:table-column-properties style:column-width="2.09cm" style:rel-column-width="12975*"/>
    </style:style>
    <style:style style:name="Table1.D" style:family="table-column">
      <style:table-column-properties style:column-width="2.196cm" style:rel-column-width="1363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rojet tachymètre / totalisateur portable</text:p>
      <text:h text:style-name="Heading_20_1" text:outline-level="1">Objectif</text:h>
      <text:p text:style-name="Text_20_body">Mesurer vitesse et distance parcourue sans liaison avec le mode de déplacement (vélo, moto, …)</text:p>
      <text:p text:style-name="Text_20_body">Alimentation autonome (autonomie 5 heures mini) ou 12 volts (voiture)</text:p>
      <text:h text:style-name="Heading_20_1" text:outline-level="1">Composants</text:h>
      <text:list xml:id="list7325979278338289300" text:style-name="L1">
        <text:list-item>
          <text:p text:style-name="P2">Arduino pro mini</text:p>
        </text:list-item>
        <text:list-item>
          <text:p text:style-name="P2">module GPS NEO-6M</text:p>
        </text:list-item>
        <text:list-item>
          <text:p text:style-name="P2">module écran Nokia</text:p>
        </text:list-item>
      </text:list>
      <text:p text:style-name="Text_20_body"/>
      <text:h text:style-name="Heading_20_1" text:outline-level="1">Schéma</text:h>
      <text:p text:style-name="Text_20_body">==&gt; fritzing ??????</text:p>
      <text:h text:style-name="Heading_20_1" text:outline-level="1">Connex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Moyen de déplacement</text:p>
          </table:table-cell>
          <table:table-cell table:style-name="Table1.A1" office:value-type="string">
            <text:p text:style-name="Table_20_Contents">Autonome</text:p>
          </table:table-cell>
          <table:table-cell table:style-name="Table1.A1" office:value-type="string">
            <text:p text:style-name="Table_20_Contents">12 volts</text:p>
          </table:table-cell>
          <table:table-cell table:style-name="Table1.D1" office:value-type="string">
            <text:p text:style-name="Table_20_Contents">6 volts (*)</text:p>
          </table:table-cell>
        </table:table-row>
        <table:table-row>
          <table:table-cell table:style-name="Table1.A2" office:value-type="string">
            <text:p text:style-name="Table_20_Contents">Vélo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B15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Table_20_Contents">Marche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Juva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Table_20_Contents">Bateau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 (pince)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7" office:value-type="float" office:value="403">
            <text:p text:style-name="Table_20_Contents">403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 (pince)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Train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Moto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Scooter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/text:p>
          </table:table-cell>
          <table:table-cell table:style-name="Table1.D2" office:value-type="string">
            <text:p text:style-name="P1"/>
          </table:table-cell>
        </table:table-row>
      </table:table>
      <text:p text:style-name="Text_20_body"/>
      <text:p text:style-name="Text_20_body">(*) insuffisant avec LCD I²C et écran Nokia sur piles mais opérationnel sur batterie.</text:p>
      <text:p text:style-name="Text_20_body">Vérifier alimentation accu 9v 6F22 rechargeable.</text:p>
      <text:p text:style-name="Text_20_body">Inverseur alimentation interne ou externe = extinction si rien n'est connecté.</text:p>
      <text:p text:style-name="Text_20_body">Interrupteur rétroéclairage</text:p>
      <text:p text:style-name="Text_20_body">Réglage contraste par potentiomètre &amp; lecture analogique ?</text:p>
      <text:h text:style-name="Heading_20_1" text:outline-level="1">Habillage</text:h>
      <text:p text:style-name="Text_20_body">Si possible cylindrique façon compteur de moto diamètre 60 mm, tube PVC ???</text:p>
      <text:h text:style-name="Heading_20_1" text:outline-level="1"><text:soft-page-break/>Fonctions optionnelles non implémentées</text:h>
      <text:list xml:id="list8973950566452804616" text:style-name="L2">
        <text:list-item>
          <text:p text:style-name="P3">Mémorisation du kilométrage en EEPROM. Attention, 100 000 écritures maxi, choisir le bon rythme. Dans ce cas, bouton de RàZ lors de la mise sous tension. </text:p>
        </text:list-item>
        <text:list-item>
          <text:p text:style-name="P3">Mémorisation de la trace:25 car, 6/ minute =&gt; 1 Mo pour 100 heures.</text:p>
        </text:list-item>
        <text:list-item>
          <text:p text:style-name="P3">Chemin retour si fonction précédente.</text:p>
        </text:list-item>
        <text:list-item>
          <text:p text:style-name="P3">Affichage CAP « N-NE-E-SE-S-SO-O-NO »</text:p>
        </text:list-item>
        <text:list-item>
          <text:p text:style-name="P3">affichage heure avec paramétrage GMT+n par voie série.</text:p>
        </text:list-item>
      </text:list>
      <text:h text:style-name="Heading_20_1" text:outline-level="1">Prototype 1</text:h>
      <text:p text:style-name="Text_20_body">Sur écran LCD I²C, UNO ==&gt; Ok.</text:p>
      <text:p text:style-name="Text_20_body">TachinoLCD.ino</text:p>
      <text:p text:style-name="Text_20_body"/>
      <text:h text:style-name="Heading_20_1" text:outline-level="1">Prototype 2</text:h>
      <text:p text:style-name="Text_20_body">Sur écran Nokia 5110, UNO ==&gt; Ok.</text:p>
      <text:p text:style-name="Text_20_body">TachinoNokia.ino</text:p>
      <text:p text:style-name="Text_20_body">Affichage vitesse, distance, altitude , <text:s/>heure GMT et par intermittence vitesse maxi, altitudes mini et maxi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 m</meta:initial-creator>
    <meta:creation-date>2016-08-11T17:49:50.56</meta:creation-date>
    <dc:date>2016-08-20T18:42:00.67</dc:date>
    <dc:creator>Pierre facomtoulemonde</dc:creator>
    <meta:editing-duration>PT35M54S</meta:editing-duration>
    <meta:editing-cycles>8</meta:editing-cycles>
    <meta:generator>OpenOffice/4.1.2$Win32 OpenOffice.org_project/412m3$Build-9782</meta:generator>
    <meta:document-statistic meta:table-count="1" meta:image-count="0" meta:object-count="0" meta:page-count="2" meta:paragraph-count="58" meta:word-count="244" meta:character-count="1427"/>
  </office:meta>
</office:document-meta>
</file>